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ist1" table:style-name="ta1">
        <table:shapes>
          <draw:frame draw:z-index="0" draw:style-name="gr1" draw:text-style-name="P1" svg:width="159.99mm" svg:height="89.99mm" svg:x="17.91mm" svg:y="85.8mm">
            <draw:object draw:notify-on-update-of-ranges="List1.C11:List1.H11 List1.B12:List1.B12 List1.C12:List1.H1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22.57mm" svg:y="230.3mm">
            <draw:object draw:notify-on-update-of-ranges="List1.C46:List1.H46 List1.B46:List1.B46 List1.C47:List1.H4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59.99mm" svg:height="89.99mm" svg:x="24.23mm" svg:y="471.18mm">
            <draw:object draw:notify-on-update-of-ranges="List1.J83:List1.O83 List1.J83:List1.O83 List1.J85:List1.O8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222.63mm" svg:y="482.87mm">
            <draw:object draw:notify-on-update-of-ranges="List1.J93:List1.O93 List1.J93:List1.O93 List1.J95:List1.O9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6">
          <table:table-cell table:number-columns-repeated="1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čas za 50, v s</text:p>
          </table:table-cell>
          <table:table-cell office:value-type="float" office:value="0.02" calcext:value-type="float">
            <text:p>0,02</text:p>
          </table:table-cell>
          <table:table-cell office:value-type="float" office:value="0.417" calcext:value-type="float">
            <text:p>0,417</text:p>
          </table:table-cell>
          <table:table-cell office:value-type="float" office:value="16.81" calcext:value-type="float">
            <text:p>16,81</text:p>
          </table:table-cell>
          <table:table-cell table:formula="of:=10*60+17.85" office:value-type="float" office:value="617.85" calcext:value-type="float">
            <text:p>617,85</text:p>
          </table:table-cell>
          <table:table-cell table:formula="of:=44*60+9.076" office:value-type="float" office:value="2649.076" calcext:value-type="float">
            <text:p>2649,076</text:p>
          </table:table-cell>
          <table:table-cell table:formula="of:=378*60+9.811" office:value-type="float" office:value="22689.811" calcext:value-type="float">
            <text:p>22689,811</text:p>
          </table:table-cell>
          <table:table-cell table:number-columns-repeated="8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čas za 1, v ms</text:p>
          </table:table-cell>
          <table:table-cell table:formula="of:=[.C8]/50*1000" office:value-type="float" office:value="0.4" calcext:value-type="float">
            <text:p>0,4</text:p>
          </table:table-cell>
          <table:table-cell table:formula="of:=[.D8]/50*1000" office:value-type="float" office:value="8.34" calcext:value-type="float">
            <text:p>8,34</text:p>
          </table:table-cell>
          <table:table-cell table:formula="of:=[.E8]/50*1000" office:value-type="float" office:value="336.2" calcext:value-type="float">
            <text:p>336,2</text:p>
          </table:table-cell>
          <table:table-cell table:formula="of:=[.F8]/50*1000" office:value-type="float" office:value="12357" calcext:value-type="float">
            <text:p>12357</text:p>
          </table:table-cell>
          <table:table-cell table:formula="of:=[.G8]/50*1000" office:value-type="float" office:value="52981.52" calcext:value-type="float">
            <text:p>52981,52</text:p>
          </table:table-cell>
          <table:table-cell table:formula="of:=[.H8]/50*1000" office:value-type="float" office:value="453796.22" calcext:value-type="float">
            <text:p>453796,22</text:p>
          </table:table-cell>
          <table:table-cell table:number-columns-repeated="8"/>
        </table:table-row>
        <table:table-row table:style-name="ro1" table:number-rows-repeated="22">
          <table:table-cell table:number-columns-repeated="16"/>
        </table:table-row>
        <table:table-row table:style-name="ro1">
          <table:table-cell table:number-columns-repeated="13"/>
          <table:table-cell table:formula="of:=10*60+17.85" office:value-type="float" office:value="617.85" calcext:value-type="float">
            <text:p>617,85</text:p>
          </table:table-cell>
          <table:table-cell table:formula="of:=44*60+9.076" office:value-type="float" office:value="2649.076" calcext:value-type="float">
            <text:p>2649,076</text:p>
          </table:table-cell>
          <table:table-cell table:formula="of:=378*60+9.811" office:value-type="float" office:value="22689.811" calcext:value-type="float">
            <text:p>22689,811</text:p>
          </table:table-cell>
        </table:table-row>
        <table:table-row table:style-name="ro1" table:number-rows-repeated="6">
          <table:table-cell table:number-columns-repeated="1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čas za 50, v s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17" calcext:value-type="float">
            <text:p>0,017</text:p>
          </table:table-cell>
          <table:table-cell office:value-type="float" office:value="0.018" calcext:value-type="float">
            <text:p>0,018</text:p>
          </table:table-cell>
          <table:table-cell office:value-type="float" office:value="0.017" calcext:value-type="float">
            <text:p>0,017</text:p>
          </table:table-cell>
          <table:table-cell table:number-columns-repeated="8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čas za 1, v ms</text:p>
          </table:table-cell>
          <table:table-cell table:formula="of:=[.C43]/50*1000" office:value-type="float" office:value="0.06" calcext:value-type="float">
            <text:p>0,06</text:p>
          </table:table-cell>
          <table:table-cell table:formula="of:=[.D43]/50*1000" office:value-type="float" office:value="0.2" calcext:value-type="float">
            <text:p>0,2</text:p>
          </table:table-cell>
          <table:table-cell table:formula="of:=[.E43]/50*1000" office:value-type="float" office:value="0.34" calcext:value-type="float">
            <text:p>0,34</text:p>
          </table:table-cell>
          <table:table-cell table:formula="of:=[.F43]/50*1000" office:value-type="float" office:value="0.34" calcext:value-type="float">
            <text:p>0,34</text:p>
          </table:table-cell>
          <table:table-cell table:formula="of:=[.G43]/50*1000" office:value-type="float" office:value="0.36" calcext:value-type="float">
            <text:p>0,36</text:p>
          </table:table-cell>
          <table:table-cell table:formula="of:=[.H43]/50*1000" office:value-type="float" office:value="0.34" calcext:value-type="float">
            <text:p>0,34</text:p>
          </table:table-cell>
          <table:table-cell table:number-columns-repeated="8"/>
        </table:table-row>
        <table:table-row table:style-name="ro1" table:number-rows-repeated="26">
          <table:table-cell table:number-columns-repeated="16"/>
        </table:table-row>
        <table:table-row table:style-name="ro1">
          <table:table-cell/>
          <table:table-cell office:value-type="string" calcext:value-type="string">
            <text:p>relativni chyba</text:p>
          </table:table-cell>
          <table:table-cell table:number-columns-repeated="14"/>
        </table:table-row>
        <table:table-row table:style-name="ro2">
          <table:table-cell/>
          <table:table-cell table:style-name="ce1" office:value-type="string" calcext:value-type="string">
            <text:p> ε = ( C(OPT)-C(APX) ) / C(OPT)</text:p>
          </table:table-cell>
          <table:table-cell/>
          <table:table-cell office:value-type="string" calcext:value-type="string">
            <text:p>cena optima</text:p>
          </table:table-cell>
          <table:table-cell office:value-type="string" calcext:value-type="string">
            <text:p>cena heurestiky</text:p>
          </table:table-cell>
          <table:table-cell office:value-type="string" calcext:value-type="string">
            <text:p>rel chyba</text:p>
          </table:table-cell>
          <table:table-cell table:number-columns-repeated="10"/>
        </table:table-row>
        <table:table-row table:style-name="ro2">
          <table:table-cell/>
          <table:table-cell table:style-name="ce1" office:value-type="string" calcext:value-type="string">
            <text:p>kde C(OPT) je cena optim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([.D76]-[.E76])/[.D76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/>
          <table:table-cell table:style-name="ce1" office:value-type="string" calcext:value-type="string">
            <text:p>a C(APX) je cena přibližného řešení</text:p>
          </table:table-cell>
          <table:table-cell table:number-columns-repeated="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3">
          <table:table-cell/>
          <table:table-cell table:style-name="ce2"/>
          <table:table-cell table:number-columns-repeated="6"/>
          <table:table-cell office:value-type="string" calcext:value-type="string">
            <text:p>Průměrná relativní chyba</text:p>
          </table:table-cell>
          <table:table-cell table:number-columns-repeated="7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Chyba [0,01]</text:p>
          </table:table-cell>
          <table:table-cell office:value-type="float" office:value="0.021745081134444" calcext:value-type="float">
            <text:p>0,0217450811</text:p>
          </table:table-cell>
          <table:table-cell office:value-type="float" office:value="0.012861985803958" calcext:value-type="float">
            <text:p>0,0128619858</text:p>
          </table:table-cell>
          <table:table-cell office:value-type="float" office:value="0.0047589181659386" calcext:value-type="float">
            <text:p>0,0047589182</text:p>
          </table:table-cell>
          <table:table-cell office:value-type="float" office:value="0.0060008561945465" calcext:value-type="float">
            <text:p>0,0060008562</text:p>
          </table:table-cell>
          <table:table-cell office:value-type="float" office:value="0.0068669355304065" calcext:value-type="float">
            <text:p>0,0068669355</text:p>
          </table:table-cell>
          <table:table-cell office:value-type="float" office:value="0.00641203223958" calcext:value-type="float">
            <text:p>0,0064120322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Chyba [%]</text:p>
          </table:table-cell>
          <table:table-cell table:formula="of:=[.J84]*100" office:value-type="float" office:value="2.1745081134444" calcext:value-type="float">
            <text:p>2,1745081134</text:p>
          </table:table-cell>
          <table:table-cell table:formula="of:=[.K84]*100" office:value-type="float" office:value="1.2861985803958" calcext:value-type="float">
            <text:p>1,2861985804</text:p>
          </table:table-cell>
          <table:table-cell table:formula="of:=[.L84]*100" office:value-type="float" office:value="0.47589181659386" calcext:value-type="float">
            <text:p>0,4758918166</text:p>
          </table:table-cell>
          <table:table-cell table:formula="of:=[.M84]*100" office:value-type="float" office:value="0.60008561945465" calcext:value-type="float">
            <text:p>0,6000856195</text:p>
          </table:table-cell>
          <table:table-cell table:formula="of:=[.N84]*100" office:value-type="float" office:value="0.68669355304065" calcext:value-type="float">
            <text:p>0,686693553</text:p>
          </table:table-cell>
          <table:table-cell table:formula="of:=[.O84]*100" office:value-type="float" office:value="0.641203223958" calcext:value-type="float">
            <text:p>0,641203224</text:p>
          </table:table-cell>
          <table:table-cell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Maximální relativní chyba</text:p>
          </table:table-cell>
          <table:table-cell table:number-columns-repeated="7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Chyba [0,01]</text:p>
          </table:table-cell>
          <table:table-cell office:value-type="float" office:value="0.36363636363636" calcext:value-type="float">
            <text:p>0,3636363636</text:p>
          </table:table-cell>
          <table:table-cell office:value-type="float" office:value="0.11480075901328" calcext:value-type="float">
            <text:p>0,114800759</text:p>
          </table:table-cell>
          <table:table-cell office:value-type="float" office:value="0.085427135678392" calcext:value-type="float">
            <text:p>0,0854271357</text:p>
          </table:table-cell>
          <table:table-cell office:value-type="float" office:value="0.08433734939759" calcext:value-type="float">
            <text:p>0,0843373494</text:p>
          </table:table-cell>
          <table:table-cell office:value-type="float" office:value="0.072289156626506" calcext:value-type="float">
            <text:p>0,0722891566</text:p>
          </table:table-cell>
          <table:table-cell office:value-type="float" office:value="0.080976943524" calcext:value-type="float">
            <text:p>0,080976943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hyba [%]</text:p>
          </table:table-cell>
          <table:table-cell table:formula="of:=[.J94]*100" office:value-type="float" office:value="36.363636363636" calcext:value-type="float">
            <text:p>36,3636363636</text:p>
          </table:table-cell>
          <table:table-cell table:formula="of:=[.K94]*100" office:value-type="float" office:value="11.480075901328" calcext:value-type="float">
            <text:p>11,4800759013</text:p>
          </table:table-cell>
          <table:table-cell table:formula="of:=[.L94]*100" office:value-type="float" office:value="8.5427135678392" calcext:value-type="float">
            <text:p>8,5427135678</text:p>
          </table:table-cell>
          <table:table-cell table:formula="of:=[.M94]*100" office:value-type="float" office:value="8.433734939759" calcext:value-type="float">
            <text:p>8,4337349398</text:p>
          </table:table-cell>
          <table:table-cell table:formula="of:=[.N94]*100" office:value-type="float" office:value="7.2289156626506" calcext:value-type="float">
            <text:p>7,2289156627</text:p>
          </table:table-cell>
          <table:table-cell table:formula="of:=[.O94]*100" office:value-type="float" office:value="8.0976943524" calcext:value-type="float">
            <text:p>8,097694352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1">00.00.0000</text:date>, <text:time style:data-style-name="N2" text:time-value="14:02:21.105844666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12:25:56.253371960</meta:creation-date>
    <dc:date>2015-10-21T14:04:22.612699018</dc:date>
    <meta:editing-duration>PT3H45M44S</meta:editing-duration>
    <meta:editing-cycles>23</meta:editing-cycles>
    <meta:generator>LibreOffice/4.4.5.2$Linux_X86_64 LibreOffice_project/40m0$Build-2</meta:generator>
    <meta:document-statistic meta:table-count="1" meta:cell-count="11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List1.B46:List1.H46 List1.C47:List1.H47" chart:data-source-has-labels="both" svg:x="1.331cm" svg:y="0.18cm" svg:width="14.349cm" svg:height="7.659cm">
          <chartooo:coordinate-region svg:x="2.243cm" svg:y="0.379cm" svg:width="13.251cm" svg:height="6.813cm"/>
          <chart:axis chart:dimension="x" chart:name="primary-x" chart:style-name="ch3" chartooo:axis-type="auto">
            <chartooo:date-scale/>
            <chart:title svg:x="8.355cm" svg:y="8.019cm" chart:style-name="ch4">
              <text:p>n</text:p>
            </chart:title>
            <chart:categories table:cell-range-address="List1.C46:List1.H46"/>
          </chart:axis>
          <chart:axis chart:dimension="y" chart:name="primary-y" chart:style-name="ch3">
            <chart:title svg:x="0.451cm" svg:y="4.648cm" chart:style-name="ch5">
              <text:p>čas [ms]</text:p>
            </chart:title>
            <chart:grid chart:style-name="ch6" chart:class="major"/>
          </chart:axis>
          <chart:series chart:style-name="ch7" chart:values-cell-range-address="List1.C47:List1.H47" chart:label-cell-address="List1.B46:List1.B46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List1.C46:List1.H46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n</text:p>
                <draw:g>
                  <svg:desc>List1.B46:List1.B46</svg:desc>
                </draw:g>
              </table:table-cell>
              <table:table-cell office:value-type="float" office:value="0.06">
                <text:p>0.06</text:p>
                <draw:g>
                  <svg:desc>List1.C47:List1.H47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34">
                <text:p>0.34</text:p>
              </table:table-cell>
              <table:table-cell office:value-type="float" office:value="0.34">
                <text:p>0.34</text:p>
              </table:table-cell>
              <table:table-cell office:value-type="float" office:value="0.36">
                <text:p>0.36</text:p>
              </table:table-cell>
              <table:table-cell office:value-type="float" office:value="0.34">
                <text:p>0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List1.B11:List1.H12" chart:data-source-has-labels="both" svg:x="1.331cm" svg:y="0.18cm" svg:width="14.349cm" svg:height="7.659cm">
          <chartooo:coordinate-region svg:x="2.693cm" svg:y="0.379cm" svg:width="12.8cm" svg:height="6.813cm"/>
          <chart:axis chart:dimension="x" chart:name="primary-x" chart:style-name="ch3" chartooo:axis-type="auto">
            <chartooo:date-scale/>
            <chart:title svg:x="8.355cm" svg:y="8.019cm" chart:style-name="ch4">
              <text:p>n</text:p>
            </chart:title>
            <chart:categories table:cell-range-address="List1.C11:List1.H11"/>
          </chart:axis>
          <chart:axis chart:dimension="y" chart:name="primary-y" chart:style-name="ch3">
            <chart:title svg:x="0.451cm" svg:y="4.648cm" chart:style-name="ch5">
              <text:p>čas [ms]</text:p>
            </chart:title>
            <chart:grid chart:style-name="ch6" chart:class="major"/>
          </chart:axis>
          <chart:series chart:style-name="ch7" chart:values-cell-range-address="List1.C12:List1.H12" chart:label-cell-address="List1.B12:List1.B12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List1.C11:List1.H11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čas za 1, v ms</text:p>
                <draw:g>
                  <svg:desc>List1.B12:List1.B12</svg:desc>
                </draw:g>
              </table:table-cell>
              <table:table-cell office:value-type="float" office:value="0.4">
                <text:p>0.4</text:p>
                <draw:g>
                  <svg:desc>List1.C12:List1.H12</svg:desc>
                </draw:g>
              </table:table-cell>
              <table:table-cell office:value-type="float" office:value="8.34">
                <text:p>8.34</text:p>
              </table:table-cell>
              <table:table-cell office:value-type="float" office:value="336.2">
                <text:p>336.2</text:p>
              </table:table-cell>
              <table:table-cell office:value-type="float" office:value="12357">
                <text:p>12357</text:p>
              </table:table-cell>
              <table:table-cell office:value-type="float" office:value="52981.52">
                <text:p>52981.52</text:p>
              </table:table-cell>
              <table:table-cell office:value-type="float" office:value="453796.22">
                <text:p>453796.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List1.J83:List1.O83 List1.J85:List1.O85" chart:data-source-has-labels="both" svg:x="1.331cm" svg:y="0.18cm" svg:width="14.349cm" svg:height="7.659cm">
          <chartooo:coordinate-region svg:x="2.058cm" svg:y="0.379cm" svg:width="13.622cm" svg:height="6.813cm"/>
          <chart:axis chart:dimension="x" chart:name="primary-x" chart:style-name="ch3" chartooo:axis-type="auto">
            <chartooo:date-scale/>
            <chart:title svg:x="8.355cm" svg:y="8.019cm" chart:style-name="ch4">
              <text:p>n</text:p>
            </chart:title>
            <chart:categories table:cell-range-address="List1.J83:List1.O83"/>
          </chart:axis>
          <chart:axis chart:dimension="y" chart:name="primary-y" chart:style-name="ch5">
            <chart:title svg:x="0.451cm" svg:y="6.13cm" chart:style-name="ch6">
              <text:p>Průměrná relativní chyba [%]</text:p>
            </chart:title>
            <chart:grid chart:style-name="ch7" chart:class="major"/>
          </chart:axis>
          <chart:series chart:style-name="ch8" chart:values-cell-range-address="List1.J85:List1.O85" chart:label-cell-address="List1.J83:List1.O8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List1.J83:List1.O83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4 10 15 20 22 25</text:p>
                <text:list>
                  <text:list-item>
                    <text:p>4</text:p>
                  </text:list-item>
                  <text:list-item>
                    <text:p>10</text:p>
                  </text:list-item>
                  <text:list-item>
                    <text:p>15</text:p>
                  </text:list-item>
                  <text:list-item>
                    <text:p>20</text:p>
                  </text:list-item>
                  <text:list-item>
                    <text:p>22</text:p>
                  </text:list-item>
                  <text:list-item>
                    <text:p>25</text:p>
                  </text:list-item>
                </text:list>
                <draw:g>
                  <svg:desc>List1.J83:List1.O83</svg:desc>
                </draw:g>
              </table:table-cell>
              <table:table-cell office:value-type="float" office:value="2.1745081134444">
                <text:p>2.1745081134444</text:p>
                <draw:g>
                  <svg:desc>List1.J85:List1.O85</svg:desc>
                </draw:g>
              </table:table-cell>
              <table:table-cell office:value-type="float" office:value="1.2861985803958">
                <text:p>1.2861985803958</text:p>
              </table:table-cell>
              <table:table-cell office:value-type="float" office:value="0.47589181659386">
                <text:p>0.47589181659386</text:p>
              </table:table-cell>
              <table:table-cell office:value-type="float" office:value="0.60008561945465">
                <text:p>0.60008561945465</text:p>
              </table:table-cell>
              <table:table-cell office:value-type="float" office:value="0.68669355304065">
                <text:p>0.68669355304065</text:p>
              </table:table-cell>
              <table:table-cell office:value-type="float" office:value="0.641203223958">
                <text:p>0.6412032239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List1.J93:List1.O93 List1.J95:List1.O95" chart:data-source-has-labels="both" svg:x="1.331cm" svg:y="0.18cm" svg:width="14.349cm" svg:height="7.659cm">
          <chartooo:coordinate-region svg:x="1.952cm" svg:y="0.379cm" svg:width="13.728cm" svg:height="6.813cm"/>
          <chart:axis chart:dimension="x" chart:name="primary-x" chart:style-name="ch3" chartooo:axis-type="auto">
            <chartooo:date-scale/>
            <chart:title svg:x="8.355cm" svg:y="8.019cm" chart:style-name="ch4">
              <text:p>n</text:p>
            </chart:title>
            <chart:categories table:cell-range-address="List1.J93:List1.O93"/>
          </chart:axis>
          <chart:axis chart:dimension="y" chart:name="primary-y" chart:style-name="ch5">
            <chart:title svg:x="0.451cm" svg:y="6.156cm" chart:style-name="ch6">
              <text:p>Maximální relativní chyba [%]</text:p>
            </chart:title>
            <chart:grid chart:style-name="ch7" chart:class="major"/>
          </chart:axis>
          <chart:series chart:style-name="ch8" chart:values-cell-range-address="List1.J95:List1.O95" chart:label-cell-address="List1.J93:List1.O9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List1.J93:List1.O93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5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4 10 15 20 22 25</text:p>
                <text:list>
                  <text:list-item>
                    <text:p>4</text:p>
                  </text:list-item>
                  <text:list-item>
                    <text:p>10</text:p>
                  </text:list-item>
                  <text:list-item>
                    <text:p>15</text:p>
                  </text:list-item>
                  <text:list-item>
                    <text:p>20</text:p>
                  </text:list-item>
                  <text:list-item>
                    <text:p>22</text:p>
                  </text:list-item>
                  <text:list-item>
                    <text:p>25</text:p>
                  </text:list-item>
                </text:list>
                <draw:g>
                  <svg:desc>List1.J93:List1.O93</svg:desc>
                </draw:g>
              </table:table-cell>
              <table:table-cell office:value-type="float" office:value="36.363636363636">
                <text:p>36.363636363636</text:p>
                <draw:g>
                  <svg:desc>List1.J95:List1.O95</svg:desc>
                </draw:g>
              </table:table-cell>
              <table:table-cell office:value-type="float" office:value="11.480075901328">
                <text:p>11.480075901328</text:p>
              </table:table-cell>
              <table:table-cell office:value-type="float" office:value="8.5427135678392">
                <text:p>8.5427135678392</text:p>
              </table:table-cell>
              <table:table-cell office:value-type="float" office:value="8.433734939759">
                <text:p>8.433734939759</text:p>
              </table:table-cell>
              <table:table-cell office:value-type="float" office:value="7.2289156626506">
                <text:p>7.2289156626506</text:p>
              </table:table-cell>
              <table:table-cell office:value-type="float" office:value="8.0976943524">
                <text:p>8.09769435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